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0b39" officeooo:paragraph-rsid="00050b39"/>
    </style:style>
    <style:style style:name="P2" style:family="paragraph" style:parent-style-name="Standard" style:list-style-name="L1">
      <style:text-properties officeooo:rsid="00050b39" officeooo:paragraph-rsid="00050b39"/>
    </style:style>
    <style:style style:name="P3" style:family="paragraph" style:parent-style-name="Standard" style:list-style-name="L2">
      <style:text-properties officeooo:rsid="00050b39" officeooo:paragraph-rsid="00050b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rores conocidos</text:p>
      <text:p text:style-name="P1"/>
      <text:list xml:id="list633907274" text:style-name="L1">
        <text:list-item>
          <text:p text:style-name="P2">No se habilita el botón limpiar al comenzar a rellenar los campos en los formularios de alta.</text:p>
        </text:list-item>
        <text:list-item>
          <text:p text:style-name="P2">No se eliminan teléfonos durante la acción “actualizar” de los formularios.</text:p>
        </text:list-item>
        <text:list-item>
          <text:p text:style-name="P2">No restringe el ingreso de personas con el mismo documento, domicilio o teléfono.</text:p>
        </text:list-item>
      </text:list>
      <text:p text:style-name="P1"/>
      <text:p text:style-name="P1">Otros:</text:p>
      <text:p text:style-name="P1"/>
      <text:list xml:id="list2470548107" text:style-name="L2">
        <text:list-item>
          <text:p text:style-name="P3">Las tablas no tienen muestran botones de paginación y solo muestran hasta 1o resultados.</text:p>
        </text:list-item>
        <text:list-item>
          <text:p text:style-name="P3">No se ha implementado una autenticación de usuari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8:15:49.713188071</meta:creation-date>
    <dc:date>2017-11-07T18:19:05.472529183</dc:date>
    <meta:editing-duration>PT3M15S</meta:editing-duration>
    <meta:editing-cycles>1</meta:editing-cycles>
    <meta:document-statistic meta:table-count="0" meta:image-count="0" meta:object-count="0" meta:page-count="1" meta:paragraph-count="7" meta:word-count="71" meta:character-count="417" meta:non-whitespace-character-count="358"/>
    <meta:generator>LibreOffice/5.3.2.2$Linux_X86_64 LibreOffice_project/6cd4f1ef626f15116896b1d8e1398b56da0d0ee1</meta:generator>
  </office:meta>
</office:document-meta>
</file>